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bold" officeooo:rsid="0009a5c2" officeooo:paragraph-rsid="0009a5c2" style:font-weight-asian="bold" style:font-weight-complex="bold"/>
    </style:style>
    <style:style style:name="P2" style:family="paragraph" style:parent-style-name="Standard">
      <style:text-properties fo:color="#000000" loext:opacity="100%" officeooo:rsid="0009a5c2" officeooo:paragraph-rsid="0009a5c2"/>
    </style:style>
    <style:style style:name="P3" style:family="paragraph" style:parent-style-name="Standard">
      <style:text-properties fo:color="#000000" loext:opacity="100%" officeooo:rsid="0009a5c2" officeooo:paragraph-rsid="000b7a85"/>
    </style:style>
    <style:style style:name="P4" style:family="paragraph" style:parent-style-name="Standard">
      <style:text-properties fo:color="#000000" loext:opacity="100%" officeooo:rsid="000b7a85" officeooo:paragraph-rsid="000b7a85"/>
    </style:style>
    <style:style style:name="P5" style:family="paragraph" style:parent-style-name="Standard">
      <style:text-properties fo:color="#000000" loext:opacity="100%" officeooo:rsid="00119603" officeooo:paragraph-rsid="00119603"/>
    </style:style>
    <style:style style:name="P6" style:family="paragraph" style:parent-style-name="Standard">
      <style:text-properties fo:color="#000000" loext:opacity="100%" fo:font-weight="bold" officeooo:rsid="000b02bc" officeooo:paragraph-rsid="000b02bc" style:font-weight-asian="bold" style:font-weight-complex="bold"/>
    </style:style>
    <style:style style:name="P7" style:family="paragraph" style:parent-style-name="Standard">
      <style:text-properties fo:color="#000000" loext:opacity="100%" officeooo:rsid="000bb21a" officeooo:paragraph-rsid="000bb21a"/>
    </style:style>
    <style:style style:name="P8" style:family="paragraph" style:parent-style-name="Standard">
      <style:text-properties fo:color="#000000" loext:opacity="100%" officeooo:rsid="000dba34" officeooo:paragraph-rsid="000dba34"/>
    </style:style>
    <style:style style:name="T1" style:family="text">
      <style:text-properties officeooo:rsid="000b7a85"/>
    </style:style>
    <style:style style:name="T2" style:family="text">
      <style:text-properties officeooo:rsid="000bb21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c6e5"/>
    </style:style>
    <style:style style:name="T5" style:family="text">
      <style:text-properties officeooo:rsid="000f1815"/>
    </style:style>
    <style:style style:name="T6" style:family="text">
      <style:text-properties officeooo:rsid="001029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office worker has <text:span text:style-name="T1">3 main paths for now</text:span></text:p>
      <text:p text:style-name="P2"/>
      <text:p text:style-name="P1"><text:span text:style-name="T1">i</text:span>f he does his job : <text:span text:style-name="T1">work endings</text:span></text:p>
      <text:p text:style-name="P3"><text:tab/>3 possible endings </text:p>
      <text:p text:style-name="P2"><text:tab/>bad, normal and not so good jod endings</text:p>
      <text:p text:style-name="P2"><text:tab/><text:span text:style-name="T2">start exploring</text:span><text:span text:style-name="T1"> the </text:span><text:span text:style-name="T2">other </text:span><text:span text:style-name="T1">world, </text:span><text:span text:style-name="T2">unlock quests</text:span></text:p>
      <text:p text:style-name="P2"/>
      <text:p text:style-name="P2"><text:span text:style-name="T3">he has a special escape if he manages to find his own name </text:span>in the system and uses it </text:p>
      <text:p text:style-name="P4">best ending, start newgameplus, <text:span text:style-name="T4">unlocks character creation</text:span></text:p>
      <text:p text:style-name="P5">super special if he finds employee number 0</text:p>
      <text:p text:style-name="P2"/>
      <text:p text:style-name="P6">he can quit and do smthg else (simp road?)</text:p>
      <text:p text:style-name="P7"><text:span text:style-name="T5">t</text:span>his world is limited (huge though), but explore this character, <text:span text:style-name="T6">meet companions,</text:span> unlock quests</text:p>
      <text:p text:style-name="P7"/>
      <text:p text:style-name="P7"/>
      <text:p text:style-name="P8">the risks of reincarnating :</text:p>
      <text:p text:style-name="P8">changing</text:p>
      <text:p text:style-name="P8">making bad memories</text:p>
      <text:p text:style-name="P8">permadeath ?? (mmm no in reality only soul absorbtion via rent, tax, etc. can make smne disappear?)</text:p>
      <text:p text:style-name="P8"/>
      <text:p text:style-name="P8">why you still should</text:p>
      <text:p text:style-name="P8">to progress towards the future, see new things, meet new people, etc.</text:p>
      <text:p text:style-name="P8">only way to get (real or fake) karma points, to lvl up via love and personal achievem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3:06:03.957352361</meta:creation-date>
    <dc:date>2024-11-28T14:02:20.157541226</dc:date>
    <meta:editing-duration>PT16M33S</meta:editing-duration>
    <meta:editing-cycles>9</meta:editing-cycles>
    <meta:generator>LibreOffice/24.8.3.2$Linux_X86_64 LibreOffice_project/480$Build-2</meta:generator>
    <meta:document-statistic meta:table-count="0" meta:image-count="0" meta:object-count="0" meta:page-count="1" meta:paragraph-count="17" meta:word-count="151" meta:character-count="837" meta:non-whitespace-character-count="698"/>
  </office:meta>
</office:document-meta>
</file>